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able-cell-properties fo:border="none"/>
    </style:style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 office:value-type="float" office:value="442" calcext:value-type="float">
            <text:p>442</text:p>
          </table:table-cell>
          <table:table-cell office:value-type="float" office:value="783" calcext:value-type="float">
            <text:p>783</text:p>
          </table:table-cell>
          <table:table-cell office:value-type="float" office:value="1002" calcext:value-type="float">
            <text:p>1002</text:p>
          </table:table-cell>
          <table:table-cell office:value-type="float" office:value="1173" calcext:value-type="float">
            <text:p>1173</text:p>
          </table:table-cell>
          <table:table-cell office:value-type="float" office:value="1291" calcext:value-type="float">
            <text:p>1291</text:p>
          </table:table-cell>
          <table:table-cell office:value-type="float" office:value="2392" calcext:value-type="float">
            <text:p>2392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Rand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257" calcext:value-type="float">
            <text:p>0.00257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Read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898" calcext:value-type="float">
            <text:p>0.000898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10118" calcext:value-type="float">
            <text:p>0.010118</text:p>
          </table:table-cell>
          <table:table-cell office:value-type="float" office:value="0.005956" calcext:value-type="float">
            <text:p>0.005956</text:p>
          </table:table-cell>
          <table:table-cell office:value-type="float" office:value="0.020012" calcext:value-type="float">
            <text:p>0.020012</text:p>
          </table:table-cell>
          <table:table-cell office:value-type="float" office:value="0.020296" calcext:value-type="float">
            <text:p>0.020296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1697" calcext:value-type="float">
            <text:p>0.01697</text:p>
          </table:table-cell>
          <table:table-cell office:value-type="float" office:value="0.0967" calcext:value-type="float">
            <text:p>0.0967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Distance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212" calcext:value-type="float">
            <text:p>0.00212</text:p>
          </table:table-cell>
          <table:table-cell office:value-type="float" office:value="0.00669" calcext:value-type="float">
            <text:p>0.00669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Roulette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2242" calcext:value-type="float">
            <text:p>0.002242</text:p>
          </table:table-cell>
          <table:table-cell office:value-type="float" office:value="0.002266" calcext:value-type="float">
            <text:p>0.002266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5446" calcext:value-type="float">
            <text:p>0.005446</text:p>
          </table:table-cell>
          <table:table-cell office:value-type="float" office:value="0.011282" calcext:value-type="float">
            <text:p>0.011282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.04101" calcext:value-type="float">
            <text:p>0.04101</text:p>
          </table:table-cell>
          <table:table-cell office:value-type="float" office:value="0.04682" calcext:value-type="float">
            <text:p>0.04682</text:p>
          </table:table-cell>
          <table:table-cell office:value-type="float" office:value="0.12805" calcext:value-type="float">
            <text:p>0.1280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Route</text:p>
          </table:table-cell>
          <table:table-cell office:value-type="float" office:value="0.007094" calcext:value-type="float">
            <text:p>0.007094</text:p>
          </table:table-cell>
          <table:table-cell office:value-type="float" office:value="0.066712" calcext:value-type="float">
            <text:p>0.066712</text:p>
          </table:table-cell>
          <table:table-cell office:value-type="float" office:value="0.066888" calcext:value-type="float">
            <text:p>0.066888</text:p>
          </table:table-cell>
          <table:table-cell office:value-type="float" office:value="0.174766" calcext:value-type="float">
            <text:p>0.174766</text:p>
          </table:table-cell>
          <table:table-cell office:value-type="float" office:value="0.321682" calcext:value-type="float">
            <text:p>0.321682</text:p>
          </table:table-cell>
          <table:table-cell office:value-type="float" office:value="1.31002" calcext:value-type="float">
            <text:p>1.31002</text:p>
          </table:table-cell>
          <table:table-cell office:value-type="float" office:value="2.515124" calcext:value-type="float">
            <text:p>2.515124</text:p>
          </table:table-cell>
          <table:table-cell office:value-type="float" office:value="3.71817" calcext:value-type="float">
            <text:p>3.71817</text:p>
          </table:table-cell>
          <table:table-cell office:value-type="float" office:value="4.53007" calcext:value-type="float">
            <text:p>4.53007</text:p>
          </table:table-cell>
          <table:table-cell office:value-type="float" office:value="27.96455" calcext:value-type="float">
            <text:p>27.9645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hero Update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5458" calcext:value-type="float">
            <text:p>0.005458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879" calcext:value-type="float">
            <text:p>0.00879</text:p>
          </table:table-cell>
          <table:table-cell office:value-type="float" office:value="0.02928" calcext:value-type="float">
            <text:p>0.02928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Check Best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.00344" calcext:value-type="float">
            <text:p>0.00344</text:p>
          </table:table-cell>
          <table:table-cell office:value-type="float" office:value="0.005458" calcext:value-type="float">
            <text:p>0.005458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879" calcext:value-type="float">
            <text:p>0.00879</text:p>
          </table:table-cell>
          <table:table-cell office:value-type="float" office:value="0.02928" calcext:value-type="float">
            <text:p>0.02928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Copy Data</text:p>
          </table:table-cell>
          <table:table-cell table:style-name="ce5" office:value-type="float" office:value="0.00002" calcext:value-type="float">
            <text:p>2E-05</text:p>
          </table:table-cell>
          <table:table-cell table:style-name="ce5" office:value-type="float" office:value="0.000028" calcext:value-type="float">
            <text:p>2.8E-05</text:p>
          </table:table-cell>
          <table:table-cell table:style-name="ce5" office:value-type="float" office:value="0.000038" calcext:value-type="float">
            <text:p>3.8E-05</text:p>
          </table:table-cell>
          <table:table-cell table:style-name="ce5" office:value-type="float" office:value="0.000042" calcext:value-type="float">
            <text:p>4.2E-05</text:p>
          </table:table-cell>
          <table:table-cell table:style-name="ce5" office:value-type="float" office:value="0.000046" calcext:value-type="float">
            <text:p>4.6E-05</text:p>
          </table:table-cell>
          <table:table-cell table:style-name="ce5" office:value-type="float" office:value="0.00007" calcext:value-type="float">
            <text:p>7E-05</text:p>
          </table:table-cell>
          <table:table-cell table:style-name="ce5" office:value-type="float" office:value="0.000124" calcext:value-type="float">
            <text:p>0.000124</text:p>
          </table:table-cell>
          <table:table-cell table:style-name="ce5" office:value-type="float" office:value="0.00008" calcext:value-type="float">
            <text:p>8E-05</text:p>
          </table:table-cell>
          <table:table-cell table:style-name="ce5" office:value-type="float" office:value="0.00007" calcext:value-type="float">
            <text:p>7E-05</text:p>
          </table:table-cell>
          <table:table-cell table:style-name="ce5" office:value-type="float" office:value="0.00008" calcext:value-type="float">
            <text:p>8E-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02" calcext:value-type="float">
            <text:p>0.000102</text:p>
          </table:table-cell>
          <table:table-cell table:number-columns-repeated="3" office:value-type="float" office:value="0.00009" calcext:value-type="float">
            <text:p>9E-05</text:p>
          </table:table-cell>
          <table:table-cell/>
          <table:table-cell table:style-name="ce5" table:number-columns-repeated="10"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142" calcext:value-type="float">
            <text:p>0.00142</text:p>
          </table:table-cell>
          <table:table-cell office:value-type="float" office:value="0.003152" calcext:value-type="float">
            <text:p>0.003152</text:p>
          </table:table-cell>
          <table:table-cell office:value-type="float" office:value="0.007196" calcext:value-type="float">
            <text:p>0.007196</text:p>
          </table:table-cell>
          <table:table-cell office:value-type="float" office:value="0.014864" calcext:value-type="float">
            <text:p>0.014864</text:p>
          </table:table-cell>
          <table:table-cell office:value-type="float" office:value="0.01507" calcext:value-type="float">
            <text:p>0.01507</text:p>
          </table:table-cell>
          <table:table-cell office:value-type="float" office:value="0.01865" calcext:value-type="float">
            <text:p>0.01865</text:p>
          </table:table-cell>
          <table:table-cell office:value-type="float" office:value="0.0934" calcext:value-type="float">
            <text:p>0.0934</text:p>
          </table:table-cell>
          <table:table-cell/>
          <table:table-cell table:style-name="ce5" table:number-columns-repeated="10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5" calcext:value-type="float">
            <text:p>0.005</text:p>
          </table:table-cell>
          <table:table-cell/>
          <table:table-cell table:style-name="ce5" table:number-columns-repeated="10"/>
        </table:table-row>
        <table:table-row table:style-name="ro1">
          <table:table-cell office:value-type="string" calcext:value-type="string">
            <text:p>Roulette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2056" calcext:value-type="float">
            <text:p>0.002056</text:p>
          </table:table-cell>
          <table:table-cell office:value-type="float" office:value="0.002074" calcext:value-type="float">
            <text:p>0.002074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5088" calcext:value-type="float">
            <text:p>0.005088</text:p>
          </table:table-cell>
          <table:table-cell office:value-type="float" office:value="0.010524" calcext:value-type="float">
            <text:p>0.010524</text:p>
          </table:table-cell>
          <table:table-cell office:value-type="float" office:value="0.014878" calcext:value-type="float">
            <text:p>0.014878</text:p>
          </table:table-cell>
          <table:table-cell office:value-type="float" office:value="0.02923" calcext:value-type="float">
            <text:p>0.02923</text:p>
          </table:table-cell>
          <table:table-cell office:value-type="float" office:value="0.03207" calcext:value-type="float">
            <text:p>0.03207</text:p>
          </table:table-cell>
          <table:table-cell office:value-type="float" office:value="0.09654" calcext:value-type="float">
            <text:p>0.096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ute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0.066322" calcext:value-type="float">
            <text:p>0.066322</text:p>
          </table:table-cell>
          <table:table-cell office:value-type="float" office:value="0.06706" calcext:value-type="float">
            <text:p>0.06706</text:p>
          </table:table-cell>
          <table:table-cell office:value-type="float" office:value="0.175662" calcext:value-type="float">
            <text:p>0.175662</text:p>
          </table:table-cell>
          <table:table-cell office:value-type="float" office:value="0.328176" calcext:value-type="float">
            <text:p>0.328176</text:p>
          </table:table-cell>
          <table:table-cell office:value-type="float" office:value="1.344856" calcext:value-type="float">
            <text:p>1.344856</text:p>
          </table:table-cell>
          <table:table-cell office:value-type="float" office:value="2.561698" calcext:value-type="float">
            <text:p>2.561698</text:p>
          </table:table-cell>
          <table:table-cell office:value-type="float" office:value="3.78169" calcext:value-type="float">
            <text:p>3.78169</text:p>
          </table:table-cell>
          <table:table-cell office:value-type="float" office:value="4.65822" calcext:value-type="float">
            <text:p>4.65822</text:p>
          </table:table-cell>
          <table:table-cell office:value-type="float" office:value="28.34659" calcext:value-type="float">
            <text:p>28.3465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ero Update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006704" calcext:value-type="float">
            <text:p>0.006704</text:p>
          </table:table-cell>
          <table:table-cell office:value-type="float" office:value="0.010686" calcext:value-type="float">
            <text:p>0.010686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582" calcext:value-type="float">
            <text:p>0.05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eck Best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.006704" calcext:value-type="float">
            <text:p>0.006704</text:p>
          </table:table-cell>
          <table:table-cell office:value-type="float" office:value="0.010686" calcext:value-type="float">
            <text:p>0.010686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1749" calcext:value-type="float">
            <text:p>0.01749</text:p>
          </table:table-cell>
          <table:table-cell office:value-type="float" office:value="0.0582" calcext:value-type="float">
            <text:p>0.0582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Copy Data</text:p>
          </table:table-cell>
          <table:table-cell table:style-name="ce5" office:value-type="float" office:value="0.00002" calcext:value-type="float">
            <text:p>2E-05</text:p>
          </table:table-cell>
          <table:table-cell table:style-name="ce5" office:value-type="float" office:value="0.000032" calcext:value-type="float">
            <text:p>3.2E-05</text:p>
          </table:table-cell>
          <table:table-cell table:style-name="ce5" office:value-type="float" office:value="0.00002" calcext:value-type="float">
            <text:p>2E-05</text:p>
          </table:table-cell>
          <table:table-cell table:style-name="ce5" office:value-type="float" office:value="0.00003" calcext:value-type="float">
            <text:p>3E-05</text:p>
          </table:table-cell>
          <table:table-cell table:style-name="ce5" office:value-type="float" office:value="0.000068" calcext:value-type="float">
            <text:p>6.8E-05</text:p>
          </table:table-cell>
          <table:table-cell table:style-name="ce5" office:value-type="float" office:value="0.000056" calcext:value-type="float">
            <text:p>5.6E-05</text:p>
          </table:table-cell>
          <table:table-cell table:style-name="ce5" office:value-type="float" office:value="0.000082" calcext:value-type="float">
            <text:p>8.2E-05</text:p>
          </table:table-cell>
          <table:table-cell table:style-name="ce5" office:value-type="float" office:value="0.00006" calcext:value-type="float">
            <text:p>6E-05</text:p>
          </table:table-cell>
          <table:table-cell table:style-name="ce5" office:value-type="float" office:value="0.00007" calcext:value-type="float">
            <text:p>7E-05</text:p>
          </table:table-cell>
          <table:table-cell table:style-name="ce5" office:value-type="float" office:value="0.00005" calcext:value-type="float">
            <text:p>5E-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nd</text:p>
          </table:table-cell>
          <table:table-cell table:number-columns-repeated="2" office:value-type="float" office:value="0.000088" calcext:value-type="float">
            <text:p>8.8E-05</text:p>
          </table:table-cell>
          <table:table-cell table:number-columns-repeated="2" office:value-type="float" office:value="0.00009" calcext:value-type="float">
            <text:p>9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98" calcext:value-type="float">
            <text:p>9.8E-05</text:p>
          </table:table-cell>
          <table:table-cell table:number-columns-repeated="2" office:value-type="float" office:value="0.0001" calcext:value-type="float">
            <text:p>0.000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" calcext:value-type="float">
            <text:p>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.001444" calcext:value-type="float">
            <text:p>0.001444</text:p>
          </table:table-cell>
          <table:table-cell office:value-type="float" office:value="0.002708" calcext:value-type="float">
            <text:p>0.002708</text:p>
          </table:table-cell>
          <table:table-cell office:value-type="float" office:value="0.006902" calcext:value-type="float">
            <text:p>0.006902</text:p>
          </table:table-cell>
          <table:table-cell office:value-type="float" office:value="0.014364" calcext:value-type="float">
            <text:p>0.014364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1888" calcext:value-type="float">
            <text:p>0.01888</text:p>
          </table:table-cell>
          <table:table-cell office:value-type="float" office:value="0.09399" calcext:value-type="float">
            <text:p>0.093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.00002" calcext:value-type="float">
            <text:p>2E-05</text:p>
          </table:table-cell>
          <table:table-cell table:number-columns-repeated="2" office:value-type="float" office:value="0.00005" calcext:value-type="float">
            <text:p>5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0.005" calcext:value-type="float">
            <text:p>0.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ulette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206" calcext:value-type="float">
            <text:p>0.00206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3536" calcext:value-type="float">
            <text:p>0.003536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0.010972" calcext:value-type="float">
            <text:p>0.010972</text:p>
          </table:table-cell>
          <table:table-cell office:value-type="float" office:value="0.015168" calcext:value-type="float">
            <text:p>0.015168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03228" calcext:value-type="float">
            <text:p>0.03228</text:p>
          </table:table-cell>
          <table:table-cell office:value-type="float" office:value="0.09588" calcext:value-type="float">
            <text:p>0.095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ute</text:p>
          </table:table-cell>
          <table:table-cell office:value-type="float" office:value="0.006614" calcext:value-type="float">
            <text:p>0.006614</text:p>
          </table:table-cell>
          <table:table-cell office:value-type="float" office:value="0.073498" calcext:value-type="float">
            <text:p>0.073498</text:p>
          </table:table-cell>
          <table:table-cell office:value-type="float" office:value="0.074322" calcext:value-type="float">
            <text:p>0.074322</text:p>
          </table:table-cell>
          <table:table-cell office:value-type="float" office:value="0.204084" calcext:value-type="float">
            <text:p>0.204084</text:p>
          </table:table-cell>
          <table:table-cell office:value-type="float" office:value="0.381818" calcext:value-type="float">
            <text:p>0.381818</text:p>
          </table:table-cell>
          <table:table-cell office:value-type="float" office:value="1.632522" calcext:value-type="float">
            <text:p>1.632522</text:p>
          </table:table-cell>
          <table:table-cell office:value-type="float" office:value="3.005776" calcext:value-type="float">
            <text:p>3.005776</text:p>
          </table:table-cell>
          <table:table-cell office:value-type="float" office:value="4.7502" calcext:value-type="float">
            <text:p>4.7502</text:p>
          </table:table-cell>
          <table:table-cell office:value-type="float" office:value="5.73316" calcext:value-type="float">
            <text:p>5.73316</text:p>
          </table:table-cell>
          <table:table-cell office:value-type="float" office:value="35.81653" calcext:value-type="float">
            <text:p>35.816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ero Update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4054" calcext:value-type="float">
            <text:p>0.00405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1174" calcext:value-type="float">
            <text:p>0.021174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03499" calcext:value-type="float">
            <text:p>0.03499</text:p>
          </table:table-cell>
          <table:table-cell office:value-type="float" office:value="0.11695" calcext:value-type="float">
            <text:p>0.116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eck Best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05" calcext:value-type="float">
            <text:p>0.00205</text:p>
          </table:table-cell>
          <table:table-cell office:value-type="float" office:value="0.004054" calcext:value-type="float">
            <text:p>0.00405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21174" calcext:value-type="float">
            <text:p>0.021174</text:p>
          </table:table-cell>
          <table:table-cell office:value-type="float" office:value="0.02899" calcext:value-type="float">
            <text:p>0.02899</text:p>
          </table:table-cell>
          <table:table-cell office:value-type="float" office:value="0.03499" calcext:value-type="float">
            <text:p>0.03499</text:p>
          </table:table-cell>
          <table:table-cell office:value-type="float" office:value="0.11695" calcext:value-type="float">
            <text:p>0.1169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Copy Data</text:p>
          </table:table-cell>
          <table:table-cell table:style-name="ce5" office:value-type="float" office:value="0.00002" calcext:value-type="float">
            <text:p>2E-05</text:p>
          </table:table-cell>
          <table:table-cell table:number-columns-repeated="2" table:style-name="ce5" office:value-type="float" office:value="0.000026" calcext:value-type="float">
            <text:p>2.6E-05</text:p>
          </table:table-cell>
          <table:table-cell table:style-name="ce5" office:value-type="float" office:value="0.00003" calcext:value-type="float">
            <text:p>3E-05</text:p>
          </table:table-cell>
          <table:table-cell table:style-name="ce5" office:value-type="float" office:value="0.000044" calcext:value-type="float">
            <text:p>4.4E-05</text:p>
          </table:table-cell>
          <table:table-cell table:style-name="ce5" office:value-type="float" office:value="0.00005" calcext:value-type="float">
            <text:p>5E-05</text:p>
          </table:table-cell>
          <table:table-cell table:style-name="ce5" office:value-type="float" office:value="0.000086" calcext:value-type="float">
            <text:p>8.6E-05</text:p>
          </table:table-cell>
          <table:table-cell table:number-columns-repeated="2" table:style-name="ce5" office:value-type="float" office:value="0.00007" calcext:value-type="float">
            <text:p>7E-05</text:p>
          </table:table-cell>
          <table:table-cell table:style-name="ce5" office:value-type="float" office:value="0.00006" calcext:value-type="float">
            <text:p>6E-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62" calcext:value-type="float">
            <text:p>0.000162</text:p>
          </table:table-cell>
          <table:table-cell table:number-columns-repeated="2" office:value-type="float" office:value="0.00011" calcext:value-type="float">
            <text:p>0.00011</text:p>
          </table:table-cell>
          <table:table-cell office:value-type="float" office:value="0.00012" calcext:value-type="float">
            <text:p>0.000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0.001656" calcext:value-type="float">
            <text:p>0.001656</text:p>
          </table:table-cell>
          <table:table-cell office:value-type="float" office:value="0.003124" calcext:value-type="float">
            <text:p>0.003124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016068" calcext:value-type="float">
            <text:p>0.016068</text:p>
          </table:table-cell>
          <table:table-cell office:value-type="float" office:value="0.01347" calcext:value-type="float">
            <text:p>0.01347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9146" calcext:value-type="float">
            <text:p>0.091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stance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916" calcext:value-type="float">
            <text:p>0.000916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503" calcext:value-type="float">
            <text:p>0.005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ulette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005202" calcext:value-type="float">
            <text:p>0.005202</text:p>
          </table:table-cell>
          <table:table-cell office:value-type="float" office:value="0.011246" calcext:value-type="float">
            <text:p>0.011246</text:p>
          </table:table-cell>
          <table:table-cell office:value-type="float" office:value="0.015116" calcext:value-type="float">
            <text:p>0.015116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0.03307" calcext:value-type="float">
            <text:p>0.03307</text:p>
          </table:table-cell>
          <table:table-cell office:value-type="float" office:value="0.09671" calcext:value-type="float">
            <text:p>0.09671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Route</text:p>
          </table:table-cell>
          <table:table-cell office:value-type="float" office:value="0.009594" calcext:value-type="float">
            <text:p>0.009594</text:p>
          </table:table-cell>
          <table:table-cell office:value-type="float" office:value="0.119512" calcext:value-type="float">
            <text:p>0.119512</text:p>
          </table:table-cell>
          <table:table-cell office:value-type="float" office:value="0.12265" calcext:value-type="float">
            <text:p>0.12265</text:p>
          </table:table-cell>
          <table:table-cell office:value-type="float" office:value="0.37353" calcext:value-type="float">
            <text:p>0.37353</text:p>
          </table:table-cell>
          <table:table-cell office:value-type="float" office:value="0.909756" calcext:value-type="float">
            <text:p>0.909756</text:p>
          </table:table-cell>
          <table:table-cell office:value-type="float" office:value="3.916814" calcext:value-type="float">
            <text:p>3.916814</text:p>
          </table:table-cell>
          <table:table-cell office:value-type="float" office:value="6.541648" calcext:value-type="float">
            <text:p>6.541648</text:p>
          </table:table-cell>
          <table:table-cell office:value-type="float" office:value="11.21717" calcext:value-type="float">
            <text:p>11.21717</text:p>
          </table:table-cell>
          <table:table-cell office:value-type="float" office:value="13.0194" calcext:value-type="float">
            <text:p>13.0194</text:p>
          </table:table-cell>
          <table:table-cell office:value-type="float" office:value="76.28606" calcext:value-type="float">
            <text:p>76.286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hero Update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1764" calcext:value-type="float">
            <text:p>0.001764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4094" calcext:value-type="float">
            <text:p>0.004094</text:p>
          </table:table-cell>
          <table:table-cell office:value-type="float" office:value="0.008156" calcext:value-type="float">
            <text:p>0.008156</text:p>
          </table:table-cell>
          <table:table-cell office:value-type="float" office:value="0.026498" calcext:value-type="float">
            <text:p>0.026498</text:p>
          </table:table-cell>
          <table:table-cell office:value-type="float" office:value="0.042376" calcext:value-type="float">
            <text:p>0.042376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7" calcext:value-type="float">
            <text:p>0.07</text:p>
          </table:table-cell>
          <table:table-cell office:value-type="float" office:value="0.23475" calcext:value-type="float">
            <text:p>0.234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heck Best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1764" calcext:value-type="float">
            <text:p>0.001764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4094" calcext:value-type="float">
            <text:p>0.004094</text:p>
          </table:table-cell>
          <table:table-cell office:value-type="float" office:value="0.008156" calcext:value-type="float">
            <text:p>0.008156</text:p>
          </table:table-cell>
          <table:table-cell office:value-type="float" office:value="0.026498" calcext:value-type="float">
            <text:p>0.026498</text:p>
          </table:table-cell>
          <table:table-cell office:value-type="float" office:value="0.042376" calcext:value-type="float">
            <text:p>0.042376</text:p>
          </table:table-cell>
          <table:table-cell office:value-type="float" office:value="0.05811" calcext:value-type="float">
            <text:p>0.05811</text:p>
          </table:table-cell>
          <table:table-cell office:value-type="float" office:value="0.07" calcext:value-type="float">
            <text:p>0.07</text:p>
          </table:table-cell>
          <table:table-cell office:value-type="float" office:value="0.23475" calcext:value-type="float">
            <text:p>0.23475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Copy Data</text:p>
          </table:table-cell>
          <table:table-cell table:style-name="ce5" office:value-type="float" office:value="0.000034" calcext:value-type="float">
            <text:p>3.4E-05</text:p>
          </table:table-cell>
          <table:table-cell table:style-name="ce5" office:value-type="float" office:value="0.000026" calcext:value-type="float">
            <text:p>2.6E-05</text:p>
          </table:table-cell>
          <table:table-cell table:style-name="ce5" office:value-type="float" office:value="0.000036" calcext:value-type="float">
            <text:p>3.6E-05</text:p>
          </table:table-cell>
          <table:table-cell table:style-name="ce5" office:value-type="float" office:value="0.000034" calcext:value-type="float">
            <text:p>3.4E-05</text:p>
          </table:table-cell>
          <table:table-cell table:style-name="ce5" office:value-type="float" office:value="0.000062" calcext:value-type="float">
            <text:p>6.2E-05</text:p>
          </table:table-cell>
          <table:table-cell table:style-name="ce5" office:value-type="float" office:value="0.000136" calcext:value-type="float">
            <text:p>0.000136</text:p>
          </table:table-cell>
          <table:table-cell table:style-name="ce5" office:value-type="float" office:value="0.000078" calcext:value-type="float">
            <text:p>7.8E-05</text:p>
          </table:table-cell>
          <table:table-cell table:style-name="ce5" office:value-type="float" office:value="0.00008" calcext:value-type="float">
            <text:p>8E-05</text:p>
          </table:table-cell>
          <table:table-cell table:style-name="ce5" office:value-type="float" office:value="0.00005" calcext:value-type="float">
            <text:p>5E-05</text:p>
          </table:table-cell>
          <table:table-cell table:style-name="ce5" office:value-type="float" office:value="0.00006" calcext:value-type="float">
            <text:p>6E-0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 style:data-style-name="N2" text:time-value="09:36:40.1602430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3:15:19.457278955</meta:creation-date>
    <dc:date>2020-04-28T09:47:15.960729019</dc:date>
    <meta:editing-duration>PT12M2S</meta:editing-duration>
    <meta:editing-cycles>3</meta:editing-cycles>
    <meta:generator>LibreOffice/6.0.7.3$Linux_X86_64 LibreOffice_project/00m0$Build-3</meta:generator>
    <meta:document-statistic meta:table-count="1" meta:cell-count="362" meta:object-count="0"/>
  </office:meta>
</office:document-meta>
</file>